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902in" svg:y="0in">
            <draw:object draw:notify-on-update-of-ranges="Sheet1.A3:Sheet1.A7 Sheet1.B2:Sheet1.B2 Sheet1.B3:Sheet1.B7 Sheet1.C2:Sheet1.C2 Sheet1.C3:Sheet1.C7 Sheet1.D2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559in" svg:y="3.9614in">
            <draw:object draw:notify-on-update-of-ranges="Sheet1.A13:Sheet1.A17 Sheet1.B12:Sheet1.B12 Sheet1.B13:Sheet1.B17 Sheet1.C12:Sheet1.C12 Sheet1.C13:Sheet1.C17 Sheet1.D12:Sheet1.D12 Sheet1.D13:Sheet1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6039in" svg:y="0.172in">
            <draw:object draw:notify-on-update-of-ranges="Sheet1.A22:Sheet1.A26 Sheet1.B21:Sheet1.B21 Sheet1.B22:Sheet1.B26 Sheet1.C21:Sheet1.C21 Sheet1.C22:Sheet1.C26 Sheet1.D21:Sheet1.D21 Sheet1.D22:Sheet1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 (1)</text:p>
          </table:table-cell>
          <table:table-cell office:value-type="string" calcext:value-type="string">
            <text:p>Monolithic (3)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3826169967651" calcext:value-type="float">
            <text:p>0.453826169967651</text:p>
          </table:table-cell>
          <table:table-cell office:value-type="float" office:value="0.212140636444092" calcext:value-type="float">
            <text:p>0.212140636444092</text:p>
          </table:table-cell>
          <table:table-cell office:value-type="float" office:value="0.00217694759368896" calcext:value-type="float">
            <text:p>0.00217694759368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0360732078552" calcext:value-type="float">
            <text:p>0.800360732078552</text:p>
          </table:table-cell>
          <table:table-cell office:value-type="float" office:value="0.390320243835449" calcext:value-type="float">
            <text:p>0.390320243835449</text:p>
          </table:table-cell>
          <table:table-cell office:value-type="float" office:value="0.00230175733566284" calcext:value-type="float">
            <text:p>0.00230175733566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88104629517" calcext:value-type="float">
            <text:p>1.18188104629517</text:p>
          </table:table-cell>
          <table:table-cell office:value-type="float" office:value="0.671330108642578" calcext:value-type="float">
            <text:p>0.671330108642578</text:p>
          </table:table-cell>
          <table:table-cell office:value-type="float" office:value="0.00436401844024658" calcext:value-type="float">
            <text:p>0.00436401844024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37242889404" calcext:value-type="float">
            <text:p>1.70537242889404</text:p>
          </table:table-cell>
          <table:table-cell office:value-type="float" office:value="0.877866840362549" calcext:value-type="float">
            <text:p>0.877866840362549</text:p>
          </table:table-cell>
          <table:table-cell office:value-type="float" office:value="0.00693985939025879" calcext:value-type="float">
            <text:p>0.006939859390258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019368648529" calcext:value-type="float">
            <text:p>2.13019368648529</text:p>
          </table:table-cell>
          <table:table-cell office:value-type="float" office:value="1.14354207515717" calcext:value-type="float">
            <text:p>1.14354207515717</text:p>
          </table:table-cell>
          <table:table-cell office:value-type="float" office:value="0.0078548002243042" calcext:value-type="float">
            <text:p>0.007854800224304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 (1)</text:p>
          </table:table-cell>
          <table:table-cell office:value-type="string" calcext:value-type="string">
            <text:p>Monolithic (3)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0959365367889" calcext:value-type="float">
            <text:p>0.460959365367889</text:p>
          </table:table-cell>
          <table:table-cell office:value-type="float" office:value="0.30115424156189" calcext:value-type="float">
            <text:p>0.30115424156189</text:p>
          </table:table-cell>
          <table:table-cell office:value-type="float" office:value="0.520520458221436" calcext:value-type="float">
            <text:p>0.520520458221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0364933013916" calcext:value-type="float">
            <text:p>0.800364933013916</text:p>
          </table:table-cell>
          <table:table-cell office:value-type="float" office:value="0.653830337524414" calcext:value-type="float">
            <text:p>0.653830337524414</text:p>
          </table:table-cell>
          <table:table-cell office:value-type="float" office:value="0.975161414146423" calcext:value-type="float">
            <text:p>0.975161414146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03395462036" calcext:value-type="float">
            <text:p>1.18103395462036</text:p>
          </table:table-cell>
          <table:table-cell office:value-type="float" office:value="1.02057569503784" calcext:value-type="float">
            <text:p>1.02057569503784</text:p>
          </table:table-cell>
          <table:table-cell office:value-type="float" office:value="1.70286436080933" calcext:value-type="float">
            <text:p>1.702864360809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37609100342" calcext:value-type="float">
            <text:p>1.70537609100342</text:p>
          </table:table-cell>
          <table:table-cell office:value-type="float" office:value="1.34028558731079" calcext:value-type="float">
            <text:p>1.34028558731079</text:p>
          </table:table-cell>
          <table:table-cell office:value-type="float" office:value="2.15831383228302" calcext:value-type="float">
            <text:p>2.158313832283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289533615112" calcext:value-type="float">
            <text:p>2.13289533615112</text:p>
          </table:table-cell>
          <table:table-cell office:value-type="float" office:value="1.77444504737854" calcext:value-type="float">
            <text:p>1.77444504737854</text:p>
          </table:table-cell>
          <table:table-cell office:value-type="float" office:value="2.40345848083496" calcext:value-type="float">
            <text:p>2.4034584808349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 (1)</text:p>
          </table:table-cell>
          <table:table-cell office:value-type="string" calcext:value-type="string">
            <text:p>Monolithic (3)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9349317550659" calcext:value-type="float">
            <text:p>0.459349317550659</text:p>
          </table:table-cell>
          <table:table-cell office:value-type="float" office:value="0.307929954528809" calcext:value-type="float">
            <text:p>0.307929954528809</text:p>
          </table:table-cell>
          <table:table-cell office:value-type="float" office:value="0.256967122554779" calcext:value-type="float">
            <text:p>0.256967122554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9060707092285" calcext:value-type="float">
            <text:p>0.799060707092285</text:p>
          </table:table-cell>
          <table:table-cell office:value-type="float" office:value="0.572250137329102" calcext:value-type="float">
            <text:p>0.572250137329102</text:p>
          </table:table-cell>
          <table:table-cell office:value-type="float" office:value="0.569443392753601" calcext:value-type="float">
            <text:p>0.5694433927536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03395462036" calcext:value-type="float">
            <text:p>1.18103395462036</text:p>
          </table:table-cell>
          <table:table-cell office:value-type="float" office:value="1.00941239833832" calcext:value-type="float">
            <text:p>1.00941239833832</text:p>
          </table:table-cell>
          <table:table-cell office:value-type="float" office:value="1.05075140476227" calcext:value-type="float">
            <text:p>1.050751404762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13886928558" calcext:value-type="float">
            <text:p>1.70513886928558</text:p>
          </table:table-cell>
          <table:table-cell office:value-type="float" office:value="1.33575766086578" calcext:value-type="float">
            <text:p>1.33575766086578</text:p>
          </table:table-cell>
          <table:table-cell office:value-type="float" office:value="1.24583723068237" calcext:value-type="float">
            <text:p>1.245837230682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289533615112" calcext:value-type="float">
            <text:p>2.13289533615112</text:p>
          </table:table-cell>
          <table:table-cell office:value-type="float" office:value="1.85790339946747" calcext:value-type="float">
            <text:p>1.85790339946747</text:p>
          </table:table-cell>
          <table:table-cell office:value-type="float" office:value="1.35110403060913" calcext:value-type="float">
            <text:p>1.35110403060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3:22:58.847507204</meta:creation-date>
    <dc:date>2023-04-26T20:45:21.790419126</dc:date>
    <meta:editing-duration>PT6M31S</meta:editing-duration>
    <meta:editing-cycles>2</meta:editing-cycles>
    <meta:generator>LibreOffice/7.3.7.2$Linux_X86_64 LibreOffice_project/30$Build-2</meta:generator>
    <meta:document-statistic meta:table-count="1" meta:cell-count="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43cm" svg:y="0.316cm" chart:style-name="ch2">
          <text:p>Latency of Basic Service</text:p>
        </chart:title>
        <chart:legend chart:legend-position="end" svg:x="12.592cm" svg:y="3.703cm" style:legend-expansion="high" chart:style-name="ch3"/>
        <chart:plot-area chart:style-name="ch4" table:cell-range-address="Sheet1.A2:Sheet1.D7" chart:data-source-has-labels="both" svg:x="1.331cm" svg:y="1.275cm" svg:width="10.941cm" svg:height="6.564cm">
          <chart:coordinate-region svg:x="2.058cm" svg:y="1.474cm" svg:width="10.027cm" svg:height="5.718cm"/>
          <chart:axis chart:dimension="x" chart:name="primary-x" chart:style-name="ch5" chartooo:axis-type="auto">
            <chartooo:date-scale/>
            <chart:title svg:x="5.447cm" svg:y="8.019cm" chart:style-name="ch6">
              <text:p>Number of Clients</text:p>
            </chart:title>
            <chart:categories table:cell-range-address="Sheet1.A3:Sheet1.A7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3:Sheet1.B7" chart:label-cell-address="Sheet1.B2:Sheet1.B2" chart:class="chart:line">
            <chart:data-point chart:repeated="5"/>
          </chart:series>
          <chart:series chart:style-name="ch10" chart:values-cell-range-address="Sheet1.C3:Sheet1.C7" chart:label-cell-address="Sheet1.C2:Sheet1.C2" chart:class="chart:line">
            <chart:data-point chart:repeated="5"/>
          </chart:series>
          <chart:series chart:style-name="ch11" chart:values-cell-range-address="Sheet1.D3:Sheet1.D7" chart:label-cell-address="Sheet1.D2:Sheet1.D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 (1)</text:p>
                <draw:g>
                  <svg:desc>Sheet1.B2:Sheet1.B2</svg:desc>
                </draw:g>
              </table:table-cell>
              <table:table-cell office:value-type="string">
                <text:p>Monolithic (3)</text:p>
                <draw:g>
                  <svg:desc>Sheet1.C2:Sheet1.C2</svg:desc>
                </draw:g>
              </table:table-cell>
              <table:table-cell office:value-type="string">
                <text:p>Microservic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3:Sheet1.A7</svg:desc>
                </draw:g>
              </table:table-cell>
              <table:table-cell office:value-type="float" office:value="0.453826169967651">
                <text:p>0.453826169967651</text:p>
                <draw:g>
                  <svg:desc>Sheet1.B3:Sheet1.B7</svg:desc>
                </draw:g>
              </table:table-cell>
              <table:table-cell office:value-type="float" office:value="0.212140636444092">
                <text:p>0.212140636444092</text:p>
                <draw:g>
                  <svg:desc>Sheet1.C3:Sheet1.C7</svg:desc>
                </draw:g>
              </table:table-cell>
              <table:table-cell office:value-type="float" office:value="0.00217694759368896">
                <text:p>0.00217694759368896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00360732078552">
                <text:p>0.800360732078552</text:p>
              </table:table-cell>
              <table:table-cell office:value-type="float" office:value="0.390320243835449">
                <text:p>0.390320243835449</text:p>
              </table:table-cell>
              <table:table-cell office:value-type="float" office:value="0.00230175733566284">
                <text:p>0.002301757335662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88104629517">
                <text:p>1.18188104629517</text:p>
              </table:table-cell>
              <table:table-cell office:value-type="float" office:value="0.671330108642578">
                <text:p>0.671330108642578</text:p>
              </table:table-cell>
              <table:table-cell office:value-type="float" office:value="0.00436401844024658">
                <text:p>0.004364018440246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37242889404">
                <text:p>1.70537242889404</text:p>
              </table:table-cell>
              <table:table-cell office:value-type="float" office:value="0.877866840362549">
                <text:p>0.877866840362549</text:p>
              </table:table-cell>
              <table:table-cell office:value-type="float" office:value="0.00693985939025879">
                <text:p>0.006939859390258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019368648529">
                <text:p>2.13019368648529</text:p>
              </table:table-cell>
              <table:table-cell office:value-type="float" office:value="1.14354207515717">
                <text:p>1.14354207515717</text:p>
              </table:table-cell>
              <table:table-cell office:value-type="float" office:value="0.0078548002243042">
                <text:p>0.0078548002243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Latency of CPU Service</text:p>
        </chart:title>
        <chart:legend chart:legend-position="end" svg:x="12.592cm" svg:y="3.703cm" style:legend-expansion="high" chart:style-name="ch3"/>
        <chart:plot-area chart:style-name="ch4" table:cell-range-address="Sheet1.A12:Sheet1.D17" chart:data-source-has-labels="both" svg:x="1.331cm" svg:y="1.275cm" svg:width="10.941cm" svg:height="6.564cm">
          <chart:coordinate-region svg:x="2.058cm" svg:y="1.474cm" svg:width="10.027cm" svg:height="5.718cm"/>
          <chart:axis chart:dimension="x" chart:name="primary-x" chart:style-name="ch5" chartooo:axis-type="auto">
            <chartooo:date-scale/>
            <chart:title svg:x="5.447cm" svg:y="8.019cm" chart:style-name="ch6">
              <text:p>Number of Clients</text:p>
            </chart:title>
            <chart:categories table:cell-range-address="Sheet1.A13:Sheet1.A17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13:Sheet1.B17" chart:label-cell-address="Sheet1.B12:Sheet1.B12" chart:class="chart:line">
            <chart:data-point chart:repeated="5"/>
          </chart:series>
          <chart:series chart:style-name="ch10" chart:values-cell-range-address="Sheet1.C13:Sheet1.C17" chart:label-cell-address="Sheet1.C12:Sheet1.C12" chart:class="chart:line">
            <chart:data-point chart:repeated="5"/>
          </chart:series>
          <chart:series chart:style-name="ch11" chart:values-cell-range-address="Sheet1.D13:Sheet1.D17" chart:label-cell-address="Sheet1.D12:Sheet1.D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 (1)</text:p>
                <draw:g>
                  <svg:desc>Sheet1.B12:Sheet1.B12</svg:desc>
                </draw:g>
              </table:table-cell>
              <table:table-cell office:value-type="string">
                <text:p>Monolithic (3)</text:p>
                <draw:g>
                  <svg:desc>Sheet1.C12:Sheet1.C12</svg:desc>
                </draw:g>
              </table:table-cell>
              <table:table-cell office:value-type="string">
                <text:p>Microservice</text:p>
                <draw:g>
                  <svg:desc>Sheet1.D12:Sheet1.D1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13:Sheet1.A17</svg:desc>
                </draw:g>
              </table:table-cell>
              <table:table-cell office:value-type="float" office:value="0.460959365367889">
                <text:p>0.460959365367889</text:p>
                <draw:g>
                  <svg:desc>Sheet1.B13:Sheet1.B17</svg:desc>
                </draw:g>
              </table:table-cell>
              <table:table-cell office:value-type="float" office:value="0.30115424156189">
                <text:p>0.30115424156189</text:p>
                <draw:g>
                  <svg:desc>Sheet1.C13:Sheet1.C17</svg:desc>
                </draw:g>
              </table:table-cell>
              <table:table-cell office:value-type="float" office:value="0.520520458221436">
                <text:p>0.520520458221436</text:p>
                <draw:g>
                  <svg:desc>Sheet1.D13:Sheet1.D1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00364933013916">
                <text:p>0.800364933013916</text:p>
              </table:table-cell>
              <table:table-cell office:value-type="float" office:value="0.653830337524414">
                <text:p>0.653830337524414</text:p>
              </table:table-cell>
              <table:table-cell office:value-type="float" office:value="0.975161414146423">
                <text:p>0.9751614141464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03395462036">
                <text:p>1.18103395462036</text:p>
              </table:table-cell>
              <table:table-cell office:value-type="float" office:value="1.02057569503784">
                <text:p>1.02057569503784</text:p>
              </table:table-cell>
              <table:table-cell office:value-type="float" office:value="1.70286436080933">
                <text:p>1.702864360809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37609100342">
                <text:p>1.70537609100342</text:p>
              </table:table-cell>
              <table:table-cell office:value-type="float" office:value="1.34028558731079">
                <text:p>1.34028558731079</text:p>
              </table:table-cell>
              <table:table-cell office:value-type="float" office:value="2.15831383228302">
                <text:p>2.158313832283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289533615112">
                <text:p>2.13289533615112</text:p>
              </table:table-cell>
              <table:table-cell office:value-type="float" office:value="1.77444504737854">
                <text:p>1.77444504737854</text:p>
              </table:table-cell>
              <table:table-cell office:value-type="float" office:value="2.40345848083496">
                <text:p>2.40345848083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Latency of IO Service</text:p>
        </chart:title>
        <chart:legend chart:legend-position="end" svg:x="12.592cm" svg:y="3.703cm" style:legend-expansion="high" chart:style-name="ch3"/>
        <chart:plot-area chart:style-name="ch4" table:cell-range-address="Sheet1.A21:Sheet1.D26" chart:data-source-has-labels="both" svg:x="1.331cm" svg:y="1.275cm" svg:width="10.941cm" svg:height="6.564cm">
          <chart:coordinate-region svg:x="2.058cm" svg:y="1.474cm" svg:width="10.027cm" svg:height="5.718cm"/>
          <chart:axis chart:dimension="x" chart:name="primary-x" chart:style-name="ch5" chartooo:axis-type="auto">
            <chartooo:date-scale/>
            <chart:title svg:x="5.447cm" svg:y="8.019cm" chart:style-name="ch6">
              <text:p>Number of Clients</text:p>
            </chart:title>
            <chart:categories table:cell-range-address="Sheet1.A22:Sheet1.A26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22:Sheet1.B26" chart:label-cell-address="Sheet1.B21:Sheet1.B21" chart:class="chart:line">
            <chart:data-point chart:repeated="5"/>
          </chart:series>
          <chart:series chart:style-name="ch10" chart:values-cell-range-address="Sheet1.C22:Sheet1.C26" chart:label-cell-address="Sheet1.C21:Sheet1.C21" chart:class="chart:line">
            <chart:data-point chart:repeated="5"/>
          </chart:series>
          <chart:series chart:style-name="ch11" chart:values-cell-range-address="Sheet1.D22:Sheet1.D26" chart:label-cell-address="Sheet1.D21:Sheet1.D2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 (1)</text:p>
                <draw:g>
                  <svg:desc>Sheet1.B21:Sheet1.B21</svg:desc>
                </draw:g>
              </table:table-cell>
              <table:table-cell office:value-type="string">
                <text:p>Monolithic (3)</text:p>
                <draw:g>
                  <svg:desc>Sheet1.C21:Sheet1.C21</svg:desc>
                </draw:g>
              </table:table-cell>
              <table:table-cell office:value-type="string">
                <text:p>Microservice</text:p>
                <draw:g>
                  <svg:desc>Sheet1.D21:Sheet1.D2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22:Sheet1.A26</svg:desc>
                </draw:g>
              </table:table-cell>
              <table:table-cell office:value-type="float" office:value="0.459349317550659">
                <text:p>0.459349317550659</text:p>
                <draw:g>
                  <svg:desc>Sheet1.B22:Sheet1.B26</svg:desc>
                </draw:g>
              </table:table-cell>
              <table:table-cell office:value-type="float" office:value="0.307929954528809">
                <text:p>0.307929954528809</text:p>
                <draw:g>
                  <svg:desc>Sheet1.C22:Sheet1.C26</svg:desc>
                </draw:g>
              </table:table-cell>
              <table:table-cell office:value-type="float" office:value="0.256967122554779">
                <text:p>0.256967122554779</text:p>
                <draw:g>
                  <svg:desc>Sheet1.D22:Sheet1.D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9060707092285">
                <text:p>0.799060707092285</text:p>
              </table:table-cell>
              <table:table-cell office:value-type="float" office:value="0.572250137329102">
                <text:p>0.572250137329102</text:p>
              </table:table-cell>
              <table:table-cell office:value-type="float" office:value="0.569443392753601">
                <text:p>0.569443392753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03395462036">
                <text:p>1.18103395462036</text:p>
              </table:table-cell>
              <table:table-cell office:value-type="float" office:value="1.00941239833832">
                <text:p>1.00941239833832</text:p>
              </table:table-cell>
              <table:table-cell office:value-type="float" office:value="1.05075140476227">
                <text:p>1.050751404762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13886928558">
                <text:p>1.70513886928558</text:p>
              </table:table-cell>
              <table:table-cell office:value-type="float" office:value="1.33575766086578">
                <text:p>1.33575766086578</text:p>
              </table:table-cell>
              <table:table-cell office:value-type="float" office:value="1.24583723068237">
                <text:p>1.245837230682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289533615112">
                <text:p>2.13289533615112</text:p>
              </table:table-cell>
              <table:table-cell office:value-type="float" office:value="1.85790339946747">
                <text:p>1.85790339946747</text:p>
              </table:table-cell>
              <table:table-cell office:value-type="float" office:value="1.35110403060913">
                <text:p>1.351104030609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